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1997" officeooo:paragraph-rsid="000b1997"/>
    </style:style>
    <style:style style:name="P2" style:family="paragraph" style:parent-style-name="Standard">
      <style:paragraph-properties fo:text-align="start" style:justify-single-word="false"/>
      <style:text-properties officeooo:rsid="000b1997" officeooo:paragraph-rsid="000b1997"/>
    </style:style>
    <style:style style:name="P3" style:family="paragraph" style:parent-style-name="Standard">
      <style:paragraph-properties fo:text-align="start" style:justify-single-word="false"/>
      <style:text-properties officeooo:rsid="000c2d79" officeooo:paragraph-rsid="000c2d79"/>
    </style:style>
    <style:style style:name="P4" style:family="paragraph" style:parent-style-name="Standard">
      <style:paragraph-properties fo:text-align="start" style:justify-single-word="false"/>
      <style:text-properties officeooo:rsid="000d461b" officeooo:paragraph-rsid="000d461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61b" officeooo:paragraph-rsid="000d461b"/>
    </style:style>
    <style:style style:name="P6" style:family="paragraph" style:parent-style-name="Standard">
      <style:paragraph-properties fo:text-align="start" style:justify-single-word="false"/>
      <style:text-properties officeooo:rsid="000d461b" officeooo:paragraph-rsid="000d7fd2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61b" officeooo:paragraph-rsid="000d7fd2"/>
    </style:style>
    <style:style style:name="P8" style:family="paragraph" style:parent-style-name="Standard">
      <style:paragraph-properties fo:text-align="start" style:justify-single-word="false"/>
      <style:text-properties officeooo:rsid="000d7fd2" officeooo:paragraph-rsid="000d7fd2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0d7fd2" officeooo:paragraph-rsid="000d7fd2"/>
    </style:style>
    <style:style style:name="P10" style:family="paragraph" style:parent-style-name="Text_20_body">
      <style:paragraph-properties fo:text-align="start" style:justify-single-word="false"/>
      <style:text-properties style:font-name="Google Sans Text" fo:font-weight="bold" officeooo:rsid="000d7fd2" officeooo:paragraph-rsid="000d7fd2"/>
    </style:style>
    <style:style style:name="P11" style:family="paragraph" style:parent-style-name="Text_20_body">
      <style:paragraph-properties fo:text-align="start" style:justify-single-word="false"/>
      <style:text-properties officeooo:paragraph-rsid="000d7fd2"/>
    </style:style>
    <style:style style:name="P12" style:family="paragraph" style:parent-style-name="Text_20_body">
      <style:text-properties officeooo:rsid="000d7fd2" officeooo:paragraph-rsid="000d7fd2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d461b" officeooo:paragraph-rsid="000d7fd2" style:font-style-asian="normal" style:font-style-complex="normal"/>
    </style:style>
    <style:style style:name="P14" style:family="paragraph" style:parent-style-name="Text_20_body">
      <style:text-properties fo:font-weight="bold" officeooo:rsid="000d7fd2" officeooo:paragraph-rsid="000d7fd2"/>
    </style:style>
    <style:style style:name="P15" style:family="paragraph" style:parent-style-name="Standard">
      <style:paragraph-properties fo:text-align="start" style:justify-single-word="false"/>
      <style:text-properties fo:font-size="16pt" officeooo:rsid="000f4831" officeooo:paragraph-rsid="000f4831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officeooo:rsid="000f4831" officeooo:paragraph-rsid="000f4831"/>
    </style:style>
    <style:style style:name="P17" style:family="paragraph" style:parent-style-name="Text_20_body">
      <style:paragraph-properties fo:text-align="start" style:justify-single-word="false"/>
      <style:text-properties style:font-name="Google Sans Text" officeooo:rsid="000f4831" officeooo:paragraph-rsid="000f4831"/>
    </style:style>
    <style:style style:name="P18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rsid="000f4831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rsid="000f4831"/>
    </style:style>
    <style:style style:name="P2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 officeooo:rsid="000f4831" officeooo:paragraph-rsid="000f4831"/>
    </style:style>
    <style:style style:name="P2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officeooo:paragraph-rsid="000f4831"/>
    </style:style>
    <style:style style:name="P2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0f4831"/>
    </style:style>
    <style:style style:name="P2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rsid="000f4831" officeooo:paragraph-rsid="000f4831"/>
    </style:style>
    <style:style style:name="P2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rsid="000f4831" officeooo:paragraph-rsid="00106059"/>
    </style:style>
    <style:style style:name="P2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 officeooo:rsid="000f4831" officeooo:paragraph-rsid="00106059" style:font-weight-asian="bold" style:font-weight-complex="bold"/>
    </style:style>
    <style:style style:name="P2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weight="bold" officeooo:rsid="000f4831" officeooo:paragraph-rsid="000f4831" style:font-weight-asian="bold" style:font-weight-complex="bold"/>
    </style:style>
    <style:style style:name="T1" style:family="text">
      <style:text-properties officeooo:rsid="000c2d79"/>
    </style:style>
    <style:style style:name="T2" style:family="text">
      <style:text-properties fo:font-weight="bold"/>
    </style:style>
    <style:style style:name="T3" style:family="text">
      <style:text-properties style:font-name="Google Sans Text" fo:font-weight="bold"/>
    </style:style>
    <style:style style:name="T4" style:family="text">
      <style:text-properties fo:font-weight="bold" officeooo:rsid="000d7fd2"/>
    </style:style>
    <style:style style:name="T5" style:family="text">
      <style:text-properties style:font-name="Google Sans Text" fo:font-weight="bold" officeooo:rsid="000f4831"/>
    </style:style>
    <style:style style:name="T6" style:family="text">
      <style:text-properties style:font-name="Google Sans Text"/>
    </style:style>
    <style:style style:name="T7" style:family="text">
      <style:text-properties style:font-name="Google Sans Text" officeooo:rsid="000f483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PARA EXAMEN</text:p>
      <text:p text:style-name="P1"/>
      <text:p text:style-name="P2">10 preguntas</text:p>
      <text:p text:style-name="P2"/>
      <text:p text:style-name="P2">1.- <text:s/>¿Qué es la teoria de la <text:s/>computación?</text:p>
      <text:p text:style-name="P2"/>
      <text:p text:style-name="P2"/>
      <text:p text:style-name="P2">La teoria de la computacion estudia lo que puede y no puede hacer con una</text:p>
      <text:p text:style-name="P2">computadora, que tan eficiente es para resolver problemas</text:p>
      <text:p text:style-name="P2">y que limites tiene, NOS MUESTRA HASTA DONDE PUEDE LLEGAR LAS CAPACIDADES</text:p>
      <text:p text:style-name="P2">COMPUTACIONALES.</text:p>
      <text:p text:style-name="P2"/>
      <text:p text:style-name="P2">2.- ¿Padre de la teoría de la computación?</text:p>
      <text:p text:style-name="P2"/>
      <text:p text:style-name="P2">Alan Turing</text:p>
      <text:p text:style-name="P2"/>
      <text:p text:style-name="P2">3.- ¿Que inventó el padre de la teoría de la computación?</text:p>
      <text:p text:style-name="P2"/>
      <text:p text:style-name="P2">La maquina de turing e introdujo el concepto de decibilidad.</text:p>
      <text:p text:style-name="P2"/>
      <text:p text:style-name="P2">4.- ¿Que ramas/ciencias/conocimiento conecta la teoria de computación?</text:p>
      <text:p text:style-name="P2"/>
      <text:p text:style-name="P2">Filosofía, matematicas, criptografía.</text:p>
      <text:p text:style-name="P2"/>
      <text:p text:style-name="P2">5.- <text:span text:style-name="T1">¿Qué es un lenguaje formal?</text:span></text:p>
      <text:p text:style-name="P2"/>
      <text:p text:style-name="P3">Lenguaje formal: El ABC de la computación, son los alfabetos computacionales.</text:p>
      <text:p text:style-name="P3"/>
      <text:p text:style-name="P3">6.- Da un ejemplo de un autómata…</text:p>
      <text:p text:style-name="P3"/>
      <text:p text:style-name="P3">Una maquina de refrescos: Reconoce moneda y entrega bebidas.</text:p>
      <text:p text:style-name="P3">Un videojuego: Cambia de nivel según tu progreso.</text:p>
      <text:p text:style-name="P3"/>
      <text:p text:style-name="P3">7.- ¿En que nos ayudan los automatas?</text:p>
      <text:p text:style-name="P3"/>
      <text:p text:style-name="P3">Nos ayudan a diseñar y entender sistemas complejos.</text:p>
      <text:p text:style-name="P3"/>
      <text:p text:style-name="P3">8.- ¿Qué es una maquina de turing o para que nos sirve?</text:p>
      <text:p text:style-name="P3"/>
      <text:p text:style-name="P3">Es un modelo teoria que representa cualquier computadora por partes:</text:p>
      <text:p text:style-name="P3"/>
      <text:p text:style-name="P3">- Cinta infinita: Como la memoria de tu computadora.</text:p>
      <text:p text:style-name="P3">- Cabezal: lee y escribe datos.</text:p>
      <text:p text:style-name="P3">- Reglas: deciden que hacer.</text:p>
      <text:p text:style-name="P3"/>
      <text:p text:style-name="P4">9.- <text:s/>¿Que es un lenguaje formal?</text:p>
      <text:p text:style-name="P4">Son conjuntos de cadenas que siguen reglas especificas,.</text:p>
      <text:p text:style-name="P4"/>
      <text:p text:style-name="P4">10.-¿Qué es un alfabeto? Es un conjunto finito de simbolos.</text:p>
      <text:p text:style-name="P4"><text:soft-page-break/>Opción multiple</text:p>
      <text:p text:style-name="P4"/>
      <text:p text:style-name="P4">1.- El lenguaje formal es esencial para…</text:p>
      <text:p text:style-name="P4"/>
      <text:p text:style-name="P4">a) El diseño de lenguajes de programación.</text:p>
      <text:p text:style-name="P4">b) La construcción de compiladores</text:p>
      <text:p text:style-name="P4">c) La teoría de la computación en general</text:p>
      <text:p text:style-name="P5">d) Todas las anteriores…</text:p>
      <text:p text:style-name="P4"/>
      <text:p text:style-name="P4">2.- Características de un alfabeto...</text:p>
      <text:p text:style-name="P4"/>
      <text:p text:style-name="P5">a) es finito</text:p>
      <text:p text:style-name="P4">b) subatomico</text:p>
      <text:p text:style-name="P4">c) dependiente</text:p>
      <text:p text:style-name="P4">d) todas las anteriores..</text:p>
      <text:p text:style-name="P4"/>
      <text:p text:style-name="P4">3.- Definición de una cadena…</text:p>
      <text:p text:style-name="P5">a) Es una secuencia infinita de simbolos de un alfabeto.</text:p>
      <text:p text:style-name="P4">b) Es una secuencia infinita de simbolos de un alfabeto.</text:p>
      <text:p text:style-name="P4">c) Es una secuencia no definible de alfabetos con simbolos formales de lenguaje.</text:p>
      <text:p text:style-name="P4">d) Ninguna de las anteriores…</text:p>
      <text:p text:style-name="P4"/>
      <text:p text:style-name="P6">4.- <text:span text:style-name="T2"><text:s/>¿Qué es un "símbolo" en el contexto de la teoría de la computación?</text:span></text:p>
      <text:p text:style-name="P6">A) Una función matemática compleja.</text:p>
      <text:p text:style-name="P7">B) La unidad mínima indivisible de datos, como una letra o un número.</text:p>
      <text:p text:style-name="P6">C) El hardware de una computadora.</text:p>
      <text:p text:style-name="P6">D) Un lenguaje de programación completo.</text:p>
      <text:p text:style-name="P4"/>
      <text:p text:style-name="P8">5.- <text:span text:style-name="T3">¿Cómo se define un "alfabeto" (Sigma)?</text:span></text:p>
      <text:p text:style-name="P6">A) Como un conjunto infinito de reglas.</text:p>
      <text:p text:style-name="P6">B) Como un diccionario de todos los idiomas del mundo.</text:p>
      <text:p text:style-name="P7">C) Como un conjunto finito y no vacío de símbolos.</text:p>
      <text:p text:style-name="P6">D) Como la memoria principal de una computadora.</text:p>
      <text:p text:style-name="P8"/>
      <text:p text:style-name="P9">6. ¿A qué se refiere la "longitud de una cadena"?</text:p>
      <text:p text:style-name="P6">A) Al tiempo que tarda en procesarse en segundos.</text:p>
      <text:p text:style-name="P7">B) Al número total de símbolos que componen la cadena.</text:p>
      <text:p text:style-name="P6">C) Al espacio en disco que ocupa el archivo.</text:p>
      <text:p text:style-name="P6">D) Al número de estados que tiene el autómata que la lee</text:p>
      <text:p text:style-name="P10">7. ¿Qué es la "cadena vacía" (representada usualmente por epsilon o lambda)?</text:p>
      <text:p text:style-name="P6">A) Una cadena que contiene solo espacios en blanco.</text:p>
      <text:p text:style-name="P6">B) Una cadena que ha sido eliminada por el sistema.</text:p>
      <text:p text:style-name="P7">C) Una cadena que no tiene ningún símbolo (longitud cero).</text:p>
      <text:p text:style-name="P6">D) Un símbolo que no pertenece a ningún alfabeto.</text:p>
      <text:p text:style-name="P11"><text:span text:style-name="T4">8. En un modelo computacional, ¿qué representa un "estado"?</text:span></text:p>
      <text:p text:style-name="P6">A) La ubicación geográfica del servidor.</text:p>
      <text:p text:style-name="P7">B) Una condición o situación específica en la que se encuentra el sistema en un momento dado.</text:p>
      <text:p text:style-name="P6"><text:soft-page-break/>C) La versión del sistema operativo.</text:p>
      <text:p text:style-name="P6">D) La velocidad del procesador.</text:p>
      <text:p text:style-name="P12">9. <text:span text:style-name="T2">¿Cuál es la definición formal de un "lenguaje" en esta área?</text:span></text:p>
      <text:p text:style-name="P6">A) Un software de traducción automática.</text:p>
      <text:p text:style-name="P13">B) Un conjunto de cadenas formadas a partir de un alfabeto específico.</text:p>
      <text:p text:style-name="P6">C) Una forma de comunicación humana como el español.</text:p>
      <text:p text:style-name="P6">D) El manual de instrucciones de un microprocesador.</text:p>
      <text:p text:style-name="P14">10. ¿Que hizo alan turing?</text:p>
      <text:p text:style-name="P6">A) nada</text:p>
      <text:p text:style-name="P7">b) La maquina de turing</text:p>
      <text:p text:style-name="P6">c) La teoria de turing</text:p>
      <text:p text:style-name="P6">d) La automatización de turing.</text:p>
      <text:p text:style-name="P6"/>
      <text:p text:style-name="P15">Ejercicios de cadenas.</text:p>
      <text:p text:style-name="P16"/>
      <text:p text:style-name="P17">nuestro alfabeto como Sigma = {a, b} y usemos las siguientes cadenas:</text:p>
      <text:list text:style-name="L1">
        <text:list-item>
          <text:p text:style-name="P18">u = ab</text:p>
        </text:list-item>
        <text:list-item>
          <text:p text:style-name="P18">v = abb</text:p>
        </text:list-item>
      </text:list>
      <text:p text:style-name="P19"><text:span text:style-name="T2">1.- Ejercicio:</text:span> Halla |v|.</text:p>
      <text:p text:style-name="P19"><text:span text:style-name="T2">Respuesta:</text:span> <text:span text:style-name="T2">3</text:span></text:p>
      <text:p text:style-name="P20">2.- Ejercicio: Realiza la concatenación uv.</text:p>
      <text:p text:style-name="P20">Respuesta: ababb</text:p>
      <text:p text:style-name="P21"><text:span text:style-name="T5">3.- </text:span><text:span text:style-name="T3">Ejercicio:</text:span> Halla <text:span text:style-name="T6">u^3</text:span></text:p>
      <text:p text:style-name="P22"><text:span text:style-name="T2">Respuesta:</text:span> <text:span text:style-name="T2">ababab</text:span></text:p>
      <text:p text:style-name="P21"><text:span text:style-name="T7">4.- </text:span><text:span text:style-name="T3">Ejercicio:</text:span> Halla <text:span text:style-name="T6">v^R</text:span></text:p>
      <text:p text:style-name="P22"><text:span text:style-name="T2">Respuesta:</text:span> <text:span text:style-name="T2">bba</text:span></text:p>
      <text:p text:style-name="P23">5.- <text:span text:style-name="T2">Ejercicio:</text:span> Enumera todos los prefijos de u = ab.</text:p>
      <text:p text:style-name="P23"><text:span text:style-name="T2">Respuesta:</text:span> <text:span text:style-name="T2">{e, a, ab}</text:span></text:p>
      <text:p text:style-name="P23">EJERCICIOS CON LENGUAGES.</text:p>
      <text:p text:style-name="P24">1 Ejercicio Dados los lenguajes A = {a} y B = {b}, halla la unión A U B.</text:p>
      <text:p text:style-name="P25">R={a, b}</text:p>
      <text:p text:style-name="P24">2 Ejercicio Si L = {0, 1}, halla la potencia L^0.</text:p>
      <text:p text:style-name="P25">{e}</text:p>
      <text:p text:style-name="P24">3 Ejercicio Dados A = {a, b} y B = {1, 2}, realiza la concatenación de lenguajes AB.</text:p>
      <text:p text:style-name="P25">{a1, a2, b1, b2}</text:p>
      <text:p text:style-name="P24"><text:soft-page-break/>4 Ejercicio Define por extensión el lenguaje L = {w in {0, 1} mid |w| = 2}.</text:p>
      <text:p text:style-name="P25">{00, 01, 10, 11}</text:p>
      <text:p text:style-name="P24">5 Ejercicio Dados A = {aa, b} y B = {aa, c}, halla la intersección A cap B.</text:p>
      <text:p text:style-name="P25">{aa}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1:34:08.057252002</meta:creation-date>
    <dc:date>2026-02-05T12:41:24.719482995</dc:date>
    <meta:editing-duration>PT8M32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4" meta:paragraph-count="104" meta:word-count="763" meta:character-count="4278" meta:non-whitespace-character-count="3617"/>
  </office:meta>
</office:document-meta>
</file>